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venir Light" svg:font-family="Avenir Light" style:font-family-generic="swiss" style:font-pitch="variable" svg:panose-1="2 11 4 2 2 2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" style:parent-style-name="Absatz-Standardschriftart" style:family="text">
      <style:text-properties style:font-name="Helvetica" fo:language="en" fo:country="US"/>
    </style:style>
    <style:style style:name="T4" style:parent-style-name="Absatz-Standardschriftart" style:family="text">
      <style:text-properties style:font-name="Helvetica" fo:language="en" fo:country="US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Hyperlink" style:family="text">
      <style:text-properties style:font-name="Helvetica"/>
    </style:style>
    <style:style style:name="T12" style:parent-style-name="Absatz-Standardschriftart" style:family="text">
      <style:text-properties style:font-name="Helvetica"/>
    </style:style>
    <style:style style:name="T13" style:parent-style-name="Absatz-Standardschriftart" style:family="text"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Avenir Light"/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Avenir Light"/>
    </style:style>
  </office:automatic-styles>
  <office:body>
    <office:text text:use-soft-page-breaks="true">
      <text:p text:style-name="P1"/>
      <text:p text:style-name="P2"><text:span text:style-name="T3">Link Homepage:<text:s/></text:span><text:a xlink:href="https://zahnarzt-dr-holmer.de/coming-soon/__trashed/" office:target-frame-name="_top" xlink:show="replace"><text:span text:style-name="T4">https://zahnarzt-dr-holmer.de/coming-soon/__trashed/</text:span></text:a></text:p>
      <text:p text:style-name="P5">Passwort: Hello787</text:p>
      <text:p text:style-name="P6"/>
      <text:p text:style-name="P7"/>
      <text:p text:style-name="P8">Inspirationen</text:p>
      <text:p text:style-name="P9"/>
      <text:p text:style-name="P10"><text:a xlink:href="https://www.zahn-riedenburg.at" office:target-frame-name="_top" xlink:show="replace"><text:span text:style-name="T11">https://www.zahn-riedenburg.at</text:span></text:a><text:span text:style-name="T12"><text:s text:c="3"/>- Startbildschi</text:span><text:span text:style-name="T13">rm mit Logo nett<text:s/></text:span></text:p>
      <text:p text:style-name="P14"/>
      <text:p text:style-name="P15"/>
      <text:p text:style-name="P16">Schriftart</text:p>
      <text:p text:style-name="P17"/>
      <text:p text:style-name="P18">Gerne Avenir oder ähnlich<text:s/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venir Light" svg:font-family="Avenir Light" style:font-family-generic="swiss" style:font-pitch="variable" svg:panose-1="2 11 4 2 2 2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renz Holmer</dc:creator>
    <meta:creation-date>2024-10-02T06:50:00Z</meta:creation-date>
    <dc:date>2024-10-02T06:52:00Z</dc: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328" meta:row-count="2" meta:non-whitespace-character-count="284"/>
  </office:meta>
</office:document-meta>
</file>